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cm" style:auto-text-indent="false"/>
    </style:style>
    <style:style style:name="P4" style:family="paragraph" style:parent-style-name="Text_20_body">
      <style:text-properties style:font-name="TimesNewRoman" fo:font-size="11.5pt" fo:language="pt" fo:country="BR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1"/>
    <style:style style:name="P7" style:family="paragraph" style:parent-style-name="Standard" style:list-style-name="WW8Num2"/>
    <style:style style:name="P8" style:family="paragraph" style:parent-style-name="Standard">
      <style:text-properties fo:language="pt" fo:country="BR"/>
    </style:style>
    <style:style style:name="P9" style:family="paragraph" style:parent-style-name="Text_20_body">
      <style:text-properties style:font-name="TimesNewRoman" fo:font-size="11.5pt" fo:language="pt" fo:country="BR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Wingdings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imesNewRoman" fo:font-size="11.5pt" fo:language="pt" fo:country="BR"/>
    </style:style>
    <style:style style:name="T5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 2 – estrutura sequencial (extra-classe entregar)</text:p>
      <text:p text:style-name="Standard"/>
      <text:p text:style-name="Standard">Assunto:</text:p>
      <text:p text:style-name="P1">Variáveis, instruções de entrada e saída de dados e expressões numéricas.</text:p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2"><text:tab/>a.1) Dados de entrada:</text:p>
      <text:p text:style-name="P2"><text:tab/>a.2) Processamento (instruções a serem realizadas):</text:p>
      <text:p text:style-name="P2"><text:tab/>a.3) Dados de saída:</text:p>
      <text:p text:style-name="P2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Standard">Importante:</text:p>
      <text:list xml:id="list29258075" text:style-name="WW8Num1">
        <text:list-item>
          <text:p text:style-name="P6">Variáveis:</text:p>
          <text:list>
            <text:list-item>
              <text:p text:style-name="P6">São endereços (espaços) da memória (área de trabalho do computador) utilizados para armazenar valores e poder recuperá-los;</text:p>
            </text:list-item>
            <text:list-item>
              <text:p text:style-name="P6">Precisam ser declaradas, informando um tipo e um identificador (nome). Exemplo: int Valor1;</text:p>
            </text:list-item>
            <text:list-item>
              <text:p text:style-name="P6">A linguagem C é <text:span text:style-name="T1">case sentive</text:span>, ou seja, há distinção entre maiúsculas e minúsculas. Exemplo: int Valor1; e int valor1; Valor1 e valor1 são variáveis distintas.</text:p>
            </text:list-item>
            <text:list-item>
              <text:p text:style-name="P6">A sintaxe de atribuição (armazenar um valor em uma variável) é:</text:p>
            </text:list-item>
          </text:list>
        </text:list-item>
      </text:list>
      <text:p text:style-name="P3"><text:tab/>Variável <text:span text:style-name="T2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29338216" text:continue-numbering="true" text:style-name="WW8Num1">
        <text:list-item>
          <text:p text:style-name="P6">Instruções:</text:p>
          <text:list>
            <text:list-item>
              <text:p text:style-name="P6">São os comandos que compõem um programa (algoritmo), as ações que serão realizadas;</text:p>
            </text:list-item>
            <text:list-item>
              <text:p text:style-name="P6">Cada instrução é obrigatoriamente finalizada com ponto e vírgula;</text:p>
            </text:list-item>
          </text:list>
        </text:list-item>
        <text:list-item>
          <text:p text:style-name="P6">Erros:</text:p>
          <text:list>
            <text:list-item>
              <text:p text:style-name="P6">Verificar se não há falta de ponto e vírgula no final de cada instrução;</text:p>
            </text:list-item>
            <text:list-item>
              <text:p text:style-name="P6">Verificar se o nome da variável está escrito de maneira idêntica na declaração e no uso.</text:p>
            </text:list-item>
          </text:list>
        </text:list-item>
      </text:list>
      <text:p text:style-name="P3">c. “<text:span text:style-name="T3">error <text:s/>‘Var1’ undeclared</text:span>” significa que a variável não foi declarada, o que pode ocorrer por identificadores (nomes) diferentes.</text:p>
      <text:p text:style-name="Standard"/>
      <text:p text:style-name="Standard">Exercícios:</text:p>
      <text:p text:style-name="Standard"/>
      <text:p text:style-name="Standard"/>
      <text:p text:style-name="Standard">1) Ler a quantidade de horas que uma pessoa utiliza por semana para estudar, trabalhar e dormir. Calcular e mostrar o percentual que as horas utilizadas para essas atividades representam de uma semana. </text:p>
      <text:p text:style-name="Standard"><text:soft-page-break/>Por exemplo:</text:p>
      <text:p text:style-name="Standard">Estudar = 30 horas</text:p>
      <text:p text:style-name="Standard">Trabalhar = 40 horas</text:p>
      <text:p text:style-name="Standard">Dormir = 70 horas</text:p>
      <text:p text:style-name="Standard">Calcular o percentual que cada umas dessas atividades representa considerando o total de horas de uma semana.</text:p>
      <text:p text:style-name="Standard"/>
      <text:p text:style-name="Standard">2) Fazer um algoritmo para ler o salário de uma pessoa, o percentual de aumento e o percentual de descontos. Os descontos são informados em percentual e incidem sobre o salário com aumento. Calcular o novo salário e mostrá-lo na forma: Salário de 1234 reais e 65 centavos.</text:p>
      <text:p text:style-name="Standard">Observações: </text:p>
      <text:list xml:id="list29265444" text:style-name="WW8Num2">
        <text:list-item>
          <text:p text:style-name="P7">Orientar o usuário na forma como deve ser informado o percentual (por exemplo, 10 para 10% ou 0.1 para 10%), ou seja, como que o programa espera que o valor seja informado. Isso é importante para definir a fórmula. </text:p>
        </text:list-item>
        <text:list-item>
          <text:p text:style-name="P7">Cálculos de percentual podem ser realizados por meio de regras de três.</text:p>
        </text:list-item>
      </text:list>
      <text:p text:style-name="Standard"/>
      <text:p text:style-name="Standard">3) <text:span text:style-name="T4">Maria quer saber quantos litros de gasolina precisa colocar em seu carro e quanto vai gastar para fazer uma viagem ate a casa de sua irma. Faça um algoritmo que leia:</text:span></text:p>
      <text:p text:style-name="Standard">a) <text:s/><text:span text:style-name="T5">A distância da casa de Maria ate sua irma;</text:span></text:p>
      <text:p text:style-name="P8">b) O consumo do carro de Maria (KM rodados / litro);</text:p>
      <text:p text:style-name="Standard"><text:span text:style-name="T5">c) O</text:span><text:span text:style-name="T4"> preço da gasolina (litro).</text:span></text:p>
      <text:p text:style-name="P4">E mostre as informações que Maria necessita.</text:p>
      <text:p text:style-name="P4"/>
      <text:p text:style-name="P4">4) Faca um algoritmo que leia um valor inteiro em segundos, e converta / mostre no formato hh:mm:ss.</text:p>
      <text:p text:style-name="P4"/>
      <text:p text:style-name="Standard">5) Faca um programa para calcular a quantidade necessária de latas de tinta para pintar uma parede com X metros de largura por H metros de altura. Também é informada a altura e largura da porta e das janelas e a quantidade de janelas. As janelas possuem o mesmo tamanho. O usuário informa o consumo de tinta por metro quadrado e a quantidade <text:span text:style-name="T5">de litros de tinta da lata. Indicar quantidade inteira para o número de latas de tinta <text:s/>(arredondar o valor para o próximo inteir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TimesNewRoman" svg:font-family="TimesNew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4 – estrutura sequencial (extra-classe entregar 3)</dc:title>
    <meta:initial-creator>Beatriz</meta:initial-creator>
    <meta:creation-date>2010-08-26T11:41:00</meta:creation-date>
    <dc:creator>Beatriz </dc:creator>
    <dc:date>2011-08-17T09:20:31.47</dc:date>
    <meta:editing-cycles>17</meta:editing-cycles>
    <meta:editing-duration>PT00H25M02S</meta:editing-duration>
    <meta:generator>BrOffice.org/3.2$Win32 OpenOffice.org_project/320m18$Build-9502</meta:generator>
    <meta:document-statistic meta:table-count="0" meta:image-count="0" meta:object-count="0" meta:page-count="2" meta:paragraph-count="42" meta:word-count="614" meta:character-count="3610"/>
  </office:meta>
</office:document-meta>
</file>